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  <text:span text:style-name="rststyle-whitespace"> </text:span>
          <text:span text:style-name="rststyle-whitespace"> </text:span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span text:style-name="rststyle-whitespace"> </text:span>
          <text:span text:style-name="rststyle-whitespace"> </text:span>
          <text:span text:style-name="rststyle-whitespace"> </text:span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whitespace"> </text:span>
        <text:span text:style-name="rststyle-name">
          <text:span text:style-name="rststyle-variable">ARCH</text:span>
        </text:span>
        <text:span text:style-name="rststyle-operator">=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span text:style-name="rststyle-whitespace"> </text:span>
        <text:span text:style-name="rststyle-whitespace"> </text:span>
        <text:span text:style-name="rststyle-literal">
          <text:span text:style-name="rststyle-number">208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019</text:span>
        </text:span>
        <text:span text:style-name="rststyle-whitespace"> </text:span>
        <text:span text:style-name="rststyle-literal">
          <text:span text:style-name="rststyle-number">21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in</text:span>
        <text:span text:style-name="rststyle-whitespace"> </text:span>
        <text:span text:style-name="rststyle-whitespace">
        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100</text:span>
        </text:span>
        <text:span text:style-name="rststyle-whitespace">

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78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49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95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87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11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6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)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  <text:span text:style-name="rststyle-whitespace"> </text:span>
        <text:span text:style-name="rststyle-whitespace">
</text:span>
        <text:span text:style-name="rststyle-whitespace"> </text:span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p text:style-name="rststyle-textbody">Aşağıdaki komutla yama atabiliriz:</text:p>
          <ns0:p ns0:style-name="rststyle-codeblock">$ sed -i -e 's#/usr#././#g' MyApp.AppDir/usr/bin/myapp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#/usr#././#g'</text:span>
            </text:span>
          </text:span>
          <text:span text:style-name="rststyle-whitespace">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  <text:span text:style-name="rststyle-whitespace"> </text:span>
          <text:span text:style-name="rststyle-whitespace"> </text:span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2:04:05</meta:creation-date>
    <dc:creator>a</dc:creator>
    <dc:date>2023-09-18T22:04:05</dc:date>
    <dc:language>en-US</dc:language>
    <meta:editing-cycles>1</meta:editing-cycles>
    <meta:editing-duration>PT00M01S</meta:editing-duration>
    <dc:title>AppImage paketleme</dc:title>
  </office:meta>
</office:document-meta>
</file>